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ind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BindingTests.noMatchingWithoutAnnotation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Bind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BindingTests.annotationBindingInAround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